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style:text-underline-style="solid" style:text-underline-width="auto" style:text-underline-color="font-color" fo:font-weight="bold" style:font-size-asian="12pt" style:font-weight-asian="bold" style:font-size-complex="12pt" style:font-weight-complex="bold"/>
    </style:style>
    <style:style style:name="P2" style:family="paragraph" style:parent-style-name="Standard">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3" style:family="paragraph" style:parent-style-name="Standard">
      <style:text-properties fo:font-size="12pt" style:text-underline-style="none" fo:font-weight="normal" style:font-size-asian="12pt" style:font-weight-asian="normal" style:font-size-complex="12pt" style:font-weight-complex="normal"/>
    </style:style>
    <style:style style:name="P4" style:family="paragraph" style:parent-style-name="Standard">
      <style:text-properties fo:font-size="18pt" fo:font-weight="bold" style:font-size-asian="18pt" style:font-weight-asian="bold" style:font-size-complex="18pt" style:font-weight-complex="bold"/>
    </style:style>
    <style:style style:name="P5" style:family="paragraph" style:parent-style-name="Standard">
      <style:text-properties fo:font-size="11pt" style:text-underline-style="none" fo:font-weight="bold" style:font-size-asian="11pt" style:font-weight-asian="bold" style:font-size-complex="11pt" style:font-weight-complex="bold"/>
    </style:style>
    <style:style style:name="P6" style:family="paragraph" style:parent-style-name="Standard">
      <style:text-properties fo:font-size="11pt" style:text-underline-style="none" fo:font-weight="normal" style:font-size-asian="11pt" style:font-weight-asian="normal" style:font-size-complex="11pt" style:font-weight-complex="normal"/>
    </style:style>
    <style:style style:name="P7" style:family="paragraph" style:parent-style-name="Standard">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P8" style:family="paragraph" style:parent-style-name="Standard">
      <style:paragraph-properties fo:break-before="column"/>
      <style:text-properties fo:font-size="12pt" style:text-underline-style="none" fo:font-weight="normal" style:font-size-asian="12pt" style:font-weight-asian="normal" style:font-size-complex="12pt" style:font-weight-complex="normal"/>
    </style:style>
    <style:style style:name="P9" style:family="paragraph" style:parent-style-name="Standard">
      <style:paragraph-properties fo:break-before="page"/>
      <style:text-properties fo:font-size="12pt" style:text-underline-style="solid" style:text-underline-width="auto" style:text-underline-color="font-color" fo:font-weight="bold" style:font-size-asian="12pt" style:font-weight-asian="bold" style:font-size-complex="12pt" style:font-weight-complex="bold"/>
    </style:style>
    <style:style style:name="P10" style:family="paragraph" style:parent-style-name="Standard">
      <style:text-properties fo:font-size="12pt" style:text-underline-style="solid" style:text-underline-width="auto" style:text-underline-color="font-color" fo:font-weight="bold" style:font-size-asian="12pt" style:font-weight-asian="bold" style:font-size-complex="12pt" style:font-weight-complex="bold"/>
    </style:style>
    <style:style style:name="P11" style:family="paragraph" style:parent-style-name="Standard">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P12" style:family="paragraph" style:parent-style-name="Standard">
      <style:text-properties fo:font-size="11pt" style:text-underline-style="none" fo:font-weight="normal" style:font-size-asian="11pt" style:font-weight-asian="normal" style:font-size-complex="11pt" style:font-weight-complex="normal"/>
    </style:style>
    <style:style style:name="P13" style:family="paragraph" style:parent-style-name="Standard">
      <style:text-properties fo:font-size="11pt" style:text-underline-style="none" fo:font-weight="bold" style:font-size-asian="11pt" style:font-weight-asian="bold" style:font-size-complex="11pt" style:font-weight-complex="bold"/>
    </style:style>
    <style:style style:name="P14" style:family="paragraph" style:parent-style-name="Standard">
      <style:paragraph-properties fo:break-before="column"/>
      <style:text-properties fo:font-size="12pt" style:text-underline-style="solid" style:text-underline-width="auto" style:text-underline-color="font-color" fo:font-weight="bold" style:font-size-asian="12pt" style:font-weight-asian="bold" style:font-size-complex="12pt" style:font-weight-complex="bold"/>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sychopath Jack the Ripper Abilities</text:p>
      <text:p text:style-name="P1">Level 1-5 Cantrips:</text:p>
      <text:p text:style-name="P5">Slice</text:p>
      <text:p text:style-name="P6">Range: Touch</text:p>
      <text:p text:style-name="P6">Action: 1 action</text:p>
      <text:p text:style-name="P6">Duration: Instant</text:p>
      <text:p text:style-name="P6">Description: You pull out a barber's blade and cut at the enemy. On hit, roll a 1d6 and add your <text:span text:style-name="T2">Dexterity</text:span><text:span text:style-name="T1"> modifier.</text:span></text:p>
      <text:p text:style-name="P3"/>
      <text:p text:style-name="P5">Cantrip</text:p>
      <text:p text:style-name="P6">Range: </text:p>
      <text:p text:style-name="P6">Action: </text:p>
      <text:p text:style-name="P6">Duration: </text:p>
      <text:p text:style-name="P6">Description:</text:p>
      <text:p text:style-name="P6"/>
      <text:p text:style-name="P5">Cantrip</text:p>
      <text:p text:style-name="P6">Range: </text:p>
      <text:p text:style-name="P6">Action: </text:p>
      <text:p text:style-name="P6">Duration: </text:p>
      <text:p text:style-name="P6">Description: </text:p>
      <text:p text:style-name="P6"/>
      <text:p text:style-name="P5">Cantrip</text:p>
      <text:p text:style-name="P6">Range: </text:p>
      <text:p text:style-name="P6">Action: </text:p>
      <text:p text:style-name="P6">Duration: </text:p>
      <text:p text:style-name="P6">Description: </text:p>
      <text:p text:style-name="P6"/>
      <text:p text:style-name="P5">Cantrip</text:p>
      <text:p text:style-name="P6">Range: </text:p>
      <text:p text:style-name="P6">Action: </text:p>
      <text:p text:style-name="P6">Duration: </text:p>
      <text:p text:style-name="P6">Description: </text:p>
      <text:p text:style-name="P1"/>
      <text:p text:style-name="P8"/>
      <text:p text:style-name="P2">Level 1-5 Powers:</text:p>
      <text:p text:style-name="P5">Bind Hands</text:p>
      <text:p text:style-name="P6">Range: Touch</text:p>
      <text:p text:style-name="P6">Action: 1 bonus action</text:p>
      <text:p text:style-name="P6">Duration: 1 round</text:p>
      <text:p text:style-name="P7">Description: You attempt to bind the hands of a victim, rendering them unable to attack. The enemy must make an <text:s/><text:span text:style-name="T2">Agility</text:span> savings throw. On hit, they are binded until the duration is over. If the target is female, this attack automatically hits.</text:p>
      <text:p text:style-name="P7"/>
      <text:p text:style-name="P5">Power</text:p>
      <text:p text:style-name="P6">Range: </text:p>
      <text:p text:style-name="P6">Action: </text:p>
      <text:p text:style-name="P6">Duration: </text:p>
      <text:p text:style-name="P7">Description:</text:p>
      <text:p text:style-name="P7"/>
      <text:p text:style-name="P5">Power</text:p>
      <text:p text:style-name="P6">Range: </text:p>
      <text:p text:style-name="P6">Action: </text:p>
      <text:p text:style-name="P6">Duration: </text:p>
      <text:p text:style-name="P7">Description:</text:p>
      <text:p text:style-name="P6"/>
      <text:p text:style-name="P5">Power</text:p>
      <text:p text:style-name="P6">Range: </text:p>
      <text:p text:style-name="P6">Action: </text:p>
      <text:p text:style-name="P6">Duration: </text:p>
      <text:p text:style-name="P6">Description:</text:p>
      <text:p text:style-name="P6"/>
      <text:p text:style-name="P5">Power</text:p>
      <text:p text:style-name="P6">Range: </text:p>
      <text:p text:style-name="P6">Action: </text:p>
      <text:p text:style-name="P6">Duration: </text:p>
      <text:p text:style-name="P7">Description:</text:p>
      <text:p text:style-name="P7"/>
      <text:p text:style-name="P7"/>
      <text:p text:style-name="P9">Level 6-10 Cantrips:</text:p>
      <text:p text:style-name="P5">Slice and Dice</text:p>
      <text:p text:style-name="P6">Range: Touch</text:p>
      <text:p text:style-name="P6">Action: 1 action</text:p>
      <text:p text:style-name="P6">Duration: Instant</text:p>
      <text:p text:style-name="P6">Description: You pull out a rapier and slice at the enemy's torso. On hit, roll 2d6 and add your <text:span text:style-name="T2">Dexterity </text:span><text:span text:style-name="T1">modifier.</text:span></text:p>
      <text:p text:style-name="P6"/>
      <text:p text:style-name="P5">Cantrip</text:p>
      <text:p text:style-name="P6">Range: </text:p>
      <text:p text:style-name="P6">Action: </text:p>
      <text:p text:style-name="P6">Duration: </text:p>
      <text:p text:style-name="P6">Description: </text:p>
      <text:p text:style-name="P6"/>
      <text:p text:style-name="P5">Cantrip</text:p>
      <text:p text:style-name="P6">Range: </text:p>
      <text:p text:style-name="P6">Action: </text:p>
      <text:p text:style-name="P6">Duration: </text:p>
      <text:p text:style-name="P6">Description: </text:p>
      <text:p text:style-name="P6"/>
      <text:p text:style-name="P5">Cantrip</text:p>
      <text:p text:style-name="P6">Range: </text:p>
      <text:p text:style-name="P6">Action: </text:p>
      <text:p text:style-name="P6">Duration: </text:p>
      <text:p text:style-name="P6">Description: </text:p>
      <text:p text:style-name="P5"/>
      <text:p text:style-name="P5">Cantrip</text:p>
      <text:p text:style-name="P6">Range: </text:p>
      <text:p text:style-name="P6">Action: </text:p>
      <text:p text:style-name="P6">Duration: </text:p>
      <text:p text:style-name="P6">Description:</text:p>
      <text:p text:style-name="P7"/>
      <text:p text:style-name="P7"/>
      <text:p text:style-name="P14">Level 6-10 Powers:</text:p>
      <text:p text:style-name="P5">Bind Legs</text:p>
      <text:p text:style-name="P6">Range: Touch</text:p>
      <text:p text:style-name="P6">Action: 1 bonus action</text:p>
      <text:p text:style-name="P6">Duration: 1 round</text:p>
      <text:p text:style-name="P7">Description: You attempt to bind the legs of a victim, rendering them unable to flee. The enemy must make an <text:s/><text:span text:style-name="T2">Agility</text:span> savings throw. On hit, they are binded until the duration is over. If the target is female, this attack becomes a bonus action and automatically hits.</text:p>
      <text:p text:style-name="P6"/>
      <text:p text:style-name="P5">Power</text:p>
      <text:p text:style-name="P6">Range: </text:p>
      <text:p text:style-name="P6">Action: </text:p>
      <text:p text:style-name="P6">Duration: </text:p>
      <text:p text:style-name="P6">Description:</text:p>
      <text:p text:style-name="P6"/>
      <text:p text:style-name="P5">Power</text:p>
      <text:p text:style-name="P6">Range: </text:p>
      <text:p text:style-name="P6">Action: </text:p>
      <text:p text:style-name="P6">Duration: </text:p>
      <text:p text:style-name="P6">Description:</text:p>
      <text:p text:style-name="P6"/>
      <text:p text:style-name="P5">Power</text:p>
      <text:p text:style-name="P6">Range: </text:p>
      <text:p text:style-name="P6">Action: </text:p>
      <text:p text:style-name="P6">Duration: </text:p>
      <text:p text:style-name="P6">Description:</text:p>
      <text:p text:style-name="P6"/>
      <text:p text:style-name="P5">Power</text:p>
      <text:p text:style-name="P6">Range: </text:p>
      <text:p text:style-name="P6">Action: </text:p>
      <text:p text:style-name="P6">Duration: </text:p>
      <text:p text:style-name="P7">Description:</text:p>
      <text:p text:style-name="P7"/>
      <text:p text:style-name="P7"/>
      <text:p text:style-name="P9">Level 11-15 Cantrips:</text:p>
      <text:p text:style-name="P5">Slice and Dice... Twice</text:p>
      <text:p text:style-name="P6">Range: Touch</text:p>
      <text:p text:style-name="P6">Action: 1 action</text:p>
      <text:p text:style-name="P6">Duration: Instant</text:p>
      <text:p text:style-name="P6">Description: You pull out two rapiers and slice at the enemy's torso. On hit, roll 4d6 and add your <text:span text:style-name="T2">Dexterity </text:span><text:span text:style-name="T1">modifier.</text:span></text:p>
      <text:p text:style-name="P6"/>
      <text:p text:style-name="P5">Cantrip</text:p>
      <text:p text:style-name="P6">Range: </text:p>
      <text:p text:style-name="P6">Action: </text:p>
      <text:p text:style-name="P6">Duration: </text:p>
      <text:p text:style-name="P6">Description: </text:p>
      <text:p text:style-name="P6"/>
      <text:p text:style-name="P5">Cantrip</text:p>
      <text:p text:style-name="P6">Range: </text:p>
      <text:p text:style-name="P6">Action: </text:p>
      <text:p text:style-name="P6">Duration: </text:p>
      <text:p text:style-name="P6">Description: </text:p>
      <text:p text:style-name="P6"/>
      <text:p text:style-name="P5">Cantrip</text:p>
      <text:p text:style-name="P6">Range: </text:p>
      <text:p text:style-name="P6">Action: </text:p>
      <text:p text:style-name="P6">Duration: </text:p>
      <text:p text:style-name="P6">Description: </text:p>
      <text:p text:style-name="P5"/>
      <text:p text:style-name="P5">Cantrip</text:p>
      <text:p text:style-name="P6">Range: </text:p>
      <text:p text:style-name="P6">Action: </text:p>
      <text:p text:style-name="P6">Duration: </text:p>
      <text:p text:style-name="P7">Description:</text:p>
      <text:p text:style-name="P7"/>
      <text:p text:style-name="P7"/>
      <text:p text:style-name="P14">Level 11-15 Powers:</text:p>
      <text:p text:style-name="P5">Bind Mouth </text:p>
      <text:p text:style-name="P6">Range: Touch</text:p>
      <text:p text:style-name="P6">Action: 1 bonus action</text:p>
      <text:p text:style-name="P6">Duration: 1 round</text:p>
      <text:p text:style-name="P7">Description: You attempt to bind the mouth of a victim, rendering them unable to speak. The enemy must make an <text:s/><text:span text:style-name="T2">Agility</text:span> savings throw. On hit, they are binded until the duration is over. If the target is female, this attack becomes a bonus action and automatically hits.</text:p>
      <text:p text:style-name="P6"/>
      <text:p text:style-name="P5">Power</text:p>
      <text:p text:style-name="P6">Range: </text:p>
      <text:p text:style-name="P6">Action: </text:p>
      <text:p text:style-name="P6">Duration: </text:p>
      <text:p text:style-name="P6">Description:</text:p>
      <text:p text:style-name="P6"/>
      <text:p text:style-name="P5">Power</text:p>
      <text:p text:style-name="P6">Range: </text:p>
      <text:p text:style-name="P6">Action: </text:p>
      <text:p text:style-name="P6">Duration: </text:p>
      <text:p text:style-name="P6">Description:</text:p>
      <text:p text:style-name="P6"/>
      <text:p text:style-name="P5">Power</text:p>
      <text:p text:style-name="P6">Range: </text:p>
      <text:p text:style-name="P6">Action: </text:p>
      <text:p text:style-name="P6">Duration: </text:p>
      <text:p text:style-name="P6">Description:</text:p>
      <text:p text:style-name="P6"/>
      <text:p text:style-name="P5">Serial Victim</text:p>
      <text:p text:style-name="P6">Range: Touch</text:p>
      <text:p text:style-name="P6">Action: 1 action</text:p>
      <text:p text:style-name="P6">Duration: Instant</text:p>
      <text:p text:style-name="P7">Description: For this ability to be used, the victim must have its hands, legs, and mouth currently binded. If these conditions are satisfied, the victim makes one last <text:span text:style-name="T2">Agility</text:span> savings throw. Subtract your <text:span text:style-name="T2">Dexterity </text:span>modifier from their roll. If the total is below 15, you hit. On hit, you drag off their body away from the battle into the darkness. Only muffled screams and death curdles can be heard. The enemy immediately dies and does not return with you. (Only you may loot the bod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5in" fo:margin-bottom="0.5in" fo:margin-left="0.5in" fo:margin-right="0.5in" style:writing-mode="lr-tb" style:footnote-max-height="0in">
        <style:columns fo:column-count="2" fo:column-gap="0.5in">
          <style:column-sep style:width="0.0008in" style:color="#000000" style:height="100%"/>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21T02:52:10.34</meta:creation-date>
    <dc:date>2015-04-26T02:16:14.20</dc:date>
    <meta:editing-duration>PT1H54S</meta:editing-duration>
    <meta:editing-cycles>5</meta:editing-cycles>
    <meta:generator>OpenOffice/4.1.1$Win32 OpenOffice.org_project/411m6$Build-9775</meta:generator>
    <meta:document-statistic meta:table-count="0" meta:image-count="0" meta:object-count="0" meta:page-count="3" meta:paragraph-count="157" meta:word-count="494" meta:character-count="3187"/>
  </office:meta>
</office:document-meta>
</file>